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17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4.9256in"/>
    </style:style>
    <style:style style:name="co4" style:family="table-column">
      <style:table-column-properties fo:break-before="auto" style:column-width="5.8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6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999999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99"/>
      <style:text-properties fo:font-weight="normal" style:font-weight-asian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4">
      <style:table-cell-properties fo:padding="0.028in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fo:color="#404145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9999"/>
      <style:text-properties fo:color="#404145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9999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9999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999999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Joyent Part Number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P/N</text:p>
          </table:table-cell>
          <table:table-cell table:style-name="ce4" office:value-type="string">
            <text:p>Revision</text:p>
          </table:table-cell>
          <table:table-cell table:style-name="ce1" office:value-type="string">
            <text:p>Short Description</text:p>
          </table:table-cell>
          <table:table-cell table:style-name="ce1" office:value-type="string">
            <text:p>Reference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>
            <text:p>410-0000</text:p>
          </table:table-cell>
          <table:table-cell table:style-name="ce4"/>
          <table:table-cell table:style-name="ce1" office:value-type="string">
            <text:p>Class Code, Label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410-0001-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System label, QR-encoded</text:p>
          </table:table-cell>
          <table:table-cell table:style-name="ce2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540-0000</text:p>
          </table:table-cell>
          <table:table-cell table:style-name="ce4"/>
          <table:table-cell table:style-name="ce1" office:value-type="string">
            <text:p>Class Code, Server Base Assemblie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540-0001-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Joyent Compute Platform 1100, 2U, base</text:p>
          </table:table-cell>
          <table:table-cell table:style-name="ce2" office:value-type="string">
            <text:p>Sheet 2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540-0002-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Joyent Compute Platform 1200, 2U, base</text:p>
          </table:table-cell>
          <table:table-cell table:style-name="ce2" office:value-type="string">
            <text:p>Sheet 3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540-0003-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Joyent Storage Platform 5000, 4U, base</text:p>
          </table:table-cell>
          <table:table-cell table:style-name="ce2" office:value-type="string">
            <text:p>Sheet 4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600-0000</text:p>
          </table:table-cell>
          <table:table-cell table:style-name="ce4"/>
          <table:table-cell table:style-name="ce1" office:value-type="string">
            <text:p>Class Code, Full System Assemblies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>
            <text:p>600-0001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600-0001-02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number-columns-repeated="1020"/>
        </table:table-row>
        <table:table-row table:style-name="ro1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1">
          <table:table-cell office:value-type="string">
            <text:p>600-000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600-0003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oyent Compute Platform 1201, 2U, 32t, 256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20"/>
        </table:table-row>
        <table:table-row table:style-name="ro1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1">
          <table:table-cell office:value-type="string">
            <text:p>600-000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600-0005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oyent Compute Platform 1102, 2U, 32t, 256GB, SSD, SDC 6</text:p>
          </table:table-cell>
          <table:table-cell table:style-name="ce3" office:value-type="string">
            <text:p>Sheet 9 (INACTIVE)</text:p>
          </table:table-cell>
          <table:table-cell table:number-columns-repeated="1020"/>
        </table:table-row>
        <table:table-row table:style-name="ro1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1">
          <table:table-cell office:value-type="string">
            <text:p>600-0006-01</text:p>
          </table:table-cell>
          <table:table-cell office:value-type="float" office:value="1">
            <text:p>1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1">
          <table:table-cell office:value-type="string">
            <text:p>600-0007-01</text:p>
          </table:table-cell>
          <table:table-cell office:value-type="float" office:value="1">
            <text:p>1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600-0008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oyent Storage Platform 5001, 4U, 32t, 256GB, 81TB, SDC 6</text:p>
          </table:table-cell>
          <table:table-cell table:style-name="ce3" office:value-type="string">
            <text:p>Sheet 10 (INACTIVE)</text:p>
          </table:table-cell>
          <table:table-cell table:number-columns-repeated="1020"/>
        </table:table-row>
        <table:table-row table:style-name="ro1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1">
          <table:table-cell office:value-type="string">
            <text:p>600-0009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1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1">
          <table:table-cell office:value-type="string">
            <text:p>600-0011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1">
          <table:table-cell office:value-type="string">
            <text:p>600-001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1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1">
          <table:table-cell office:value-type="string">
            <text:p>600-001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601-0000</text:p>
          </table:table-cell>
          <table:table-cell table:style-name="ce4"/>
          <table:table-cell table:style-name="ce1" office:value-type="string">
            <text:p>Class Code, Rack Assemblies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>
            <text:p>601-0001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oyent Compute Rack, GP, SDC 6</text:p>
          </table:table-cell>
          <table:table-cell table:style-name="ce3" office:value-type="string">
            <text:p>INACT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601-0002-01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Joyent Manta Rack</text:p>
          </table:table-cell>
          <table:table-cell table:style-name="ce3" office:value-type="string">
            <text:p>TBD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05-0000</text:p>
          </table:table-cell>
          <table:table-cell table:style-name="ce4"/>
          <table:table-cell table:style-name="ce1" office:value-type="string">
            <text:p>Class Code, Software Media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1">
          <table:table-cell office:value-type="string">
            <text:p>705-0002-01</text:p>
          </table:table-cell>
          <table:table-cell office:value-type="float" office:value="1">
            <text:p>1</text:p>
          </table:table-cell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70-0000</text:p>
          </table:table-cell>
          <table:table-cell table:style-name="ce4"/>
          <table:table-cell table:style-name="ce1" office:value-type="string">
            <text:p>Class Clode, Software Image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770-0001-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lank image, for USB key</text:p>
          </table:table-cell>
          <table:table-cell table:style-name="ce2" office:value-type="string">
            <text:p>N/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770-0002-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SDC 6 software image, for USB key</text:p>
          </table:table-cell>
          <table:table-cell office:value-type="string">
            <text:p>URL needed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770-0003-01</text:p>
          </table:table-cell>
          <table:table-cell office:value-type="float" office:value="1">
            <text:p>1</text:p>
          </table:table-cell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329T143657Z-gc95ef52.tgz" xlink:type="simple">http://download.joyent.com/manufacturing/usb-master-20130329T143657Z-gc95ef52.tgz</text:a>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71-0000</text:p>
          </table:table-cell>
          <table:table-cell table:style-name="ce4"/>
          <table:table-cell table:style-name="ce1" office:value-type="string">
            <text:p>Class Code, Firmware Package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771-0001-01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1">
          <table:table-cell office:value-type="string">
            <text:p>771-0002-01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1">
          <table:table-cell office:value-type="string">
            <text:p>771-0003-01</text:p>
          </table:table-cell>
          <table:table-cell office:value-type="float" office:value="1">
            <text:p>1</text:p>
          </table:table-cell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1">
          <table:table-cell office:value-type="string">
            <text:p>771-0004-01</text:p>
          </table:table-cell>
          <table:table-cell office:value-type="float" office:value="1">
            <text:p>1</text:p>
          </table:table-cell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1">
          <table:table-cell office:value-type="string">
            <text:p>771-0005-01</text:p>
          </table:table-cell>
          <table:table-cell office:value-type="float" office:value="1">
            <text:p>1</text:p>
          </table:table-cell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2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72-0000</text:p>
          </table:table-cell>
          <table:table-cell table:style-name="ce4"/>
          <table:table-cell table:style-name="ce1" office:value-type="string">
            <text:p>Class Code, Firmware Configuration Packages</text:p>
          </table:table-cell>
          <table:table-cell table:style-name="ce1" table:number-columns-repeated="1021"/>
        </table:table-row>
        <table:table-row table:style-name="ro2">
          <table:table-cell table:style-name="ce3" office:value-type="string">
            <text:p>772-0001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CP 11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20"/>
        </table:table-row>
        <table:table-row table:style-name="ro1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772-0002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CP 12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20"/>
        </table:table-row>
        <table:table-row table:style-name="ro1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20"/>
        </table:table-row>
        <table:table-row table:style-name="ro1">
          <table:table-cell office:value-type="string">
            <text:p>772-0003-01</text:p>
          </table:table-cell>
          <table:table-cell office:value-type="float" office:value="1">
            <text:p>1</text:p>
          </table:table-cell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20"/>
        </table:table-row>
        <table:table-row table:style-name="ro1">
          <table:table-cell office:value-type="string">
            <text:p>772-0004-01</text:p>
          </table:table-cell>
          <table:table-cell office:value-type="float" office:value="1">
            <text:p>1</text:p>
          </table:table-cell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20"/>
        </table:table-row>
        <table:table-row table:style-name="ro1">
          <table:table-cell office:value-type="string">
            <text:p>772-0005-01</text:p>
          </table:table-cell>
          <table:table-cell office:value-type="float" office:value="1">
            <text:p>1</text:p>
          </table:table-cell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772-0006-01</text:p>
          </table:table-cell>
          <table:table-cell table:style-name="ce6" office:value-type="float" office:value="50">
            <text:p>50</text:p>
          </table:table-cell>
          <table:table-cell table:style-name="ce3" office:value-type="string">
            <text:p>JSP 50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20"/>
        </table:table-row>
        <table:table-row table:style-name="ro1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20"/>
        </table:table-row>
        <table:table-row table:style-name="ro1">
          <table:table-cell office:value-type="string">
            <text:p>772-1000-01</text:p>
          </table:table-cell>
          <table:table-cell office:value-type="float" office:value="50">
            <text:p>50</text:p>
          </table:table-cell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20"/>
        </table:table-row>
        <table:table-row table:style-name="ro1">
          <table:table-cell office:value-type="string">
            <text:p>772-1001-01</text:p>
          </table:table-cell>
          <table:table-cell office:value-type="float" office:value="50">
            <text:p>50</text:p>
          </table:table-cell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20"/>
        </table:table-row>
        <table:table-row table:style-name="ro1">
          <table:table-cell office:value-type="string">
            <text:p>772-1002-01</text:p>
          </table:table-cell>
          <table:table-cell office:value-type="float" office:value="50">
            <text:p>50</text:p>
          </table:table-cell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20"/>
        </table:table-row>
        <table:table-row table:style-name="ro1">
          <table:table-cell office:value-type="string">
            <text:p>772-1003-01</text:p>
          </table:table-cell>
          <table:table-cell office:value-type="float" office:value="50">
            <text:p>50</text:p>
          </table:table-cell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40-0001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1-01 rev 50</text:p>
          </table:table-cell>
          <table:table-cell table:style-name="ce8" office:value-type="string">
            <text:p>Joyent Compute Platform 1100, 2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CSE-213A-R740LPB</text:p>
          </table:table-cell>
          <table:table-cell table:style-name="ce9" office:value-type="string">
            <text:p>2U chassis 16x2.5” SAS backplane w/o SAS expander 740W red. Power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X9DRD-7JLN4F</text:p>
          </table:table-cell>
          <table:table-cell table:style-name="ce9" office:value-type="string">
            <text:p>Dual LGA2011 system board 16 DIMM slots integrated BMC, LSI2308 IT mod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</text:p>
          </table:table-cell>
          <table:table-cell table:style-name="ce9" office:value-type="string">
            <text:p>X520-SR2, dual 10GbE with SR SFP+ optics (2x E10GSFP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AOC-S2308L-L8E</text:p>
          </table:table-cell>
          <table:table-cell table:style-name="ce9" office:value-type="string">
            <text:p>LSISAS2308 IT mode PCIe2 low profile HBA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CBL-0421L</text:p>
          </table:table-cell>
          <table:table-cell table:style-name="ce9" office:value-type="string">
            <text:p>55cm ipass SAS cabl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SNK-P0048P</text:p>
          </table:table-cell>
          <table:table-cell table:style-name="ce9" office:value-type="string">
            <text:p>Heatsink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5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0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 table:number-rows-repeated="2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2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2 rev 50</text:p>
          </table:table-cell>
          <table:table-cell table:style-name="ce8" office:value-type="string">
            <text:p>Joyent Compute Platform 1200, 2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SSG-6027R-E1R12L</text:p>
          </table:table-cell>
          <table:table-cell table:style-name="ce9" office:value-type="string">
            <text:p>2U chassis 12x3.5” SAS backplane w/SAS expander 920W red. Power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CP-220-82609-0N</text:p>
          </table:table-cell>
          <table:table-cell table:style-name="ce9" office:value-type="string">
            <text:p>2x2.5” rear-serviceable drive cage kit for 2U chassis, 2xSATA cables for AHCI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</text:p>
          </table:table-cell>
          <table:table-cell table:style-name="ce9" office:value-type="string">
            <text:p>X520-SR2, dual 10GbE with SR SFP+ optics (2x E10GSPF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4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Default" table:number-columns-repeated="4"/>
          <table:table-cell table:style-name="ce18"/>
          <table:table-cell table:number-columns-repeated="1019"/>
        </table:table-row>
        <table:table-row table:style-name="ro5" table:number-rows-repeated="3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3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3 rev 50</text:p>
          </table:table-cell>
          <table:table-cell table:style-name="ce8" office:value-type="string">
            <text:p>Joyent Storage Platform 5000, 4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SSG-6047R-E1R36L</text:p>
          </table:table-cell>
          <table:table-cell table:style-name="ce9" office:value-type="string">
            <text:p>4U 36x3.5” SAS w/X9DRD-7JLN4F, red. 1280W power, square-hole rails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 </text:p>
          </table:table-cell>
          <table:table-cell table:style-name="ce9" office:value-type="string">
            <text:p>X520-SR2, dual 10GbE with SR SFP+ optics (2x E10GSPF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4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5">
          <table:table-cell table:style-name="Default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9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9" table:number-columns-repeated="2"/>
          <table:table-cell table:style-name="ce23"/>
          <table:table-cell table:style-name="ce9"/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05-xxxx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05-0001-01 rev 50</text:p>
          </table:table-cell>
          <table:table-cell table:style-name="ce24" office:value-type="string">
            <text:p>USB key, blank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Kingston</text:p>
          </table:table-cell>
          <table:table-cell table:style-name="ce10" office:value-type="string">
            <text:p>DTR30/16G</text:p>
          </table:table-cell>
          <table:table-cell table:style-name="ce9" office:value-type="string">
            <text:p>Data Traveler 3.0 16 GB USB flash device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3" office:value-type="string">
            <text:p>770-0001-01</text:p>
          </table:table-cell>
          <table:table-cell table:style-name="ce25" office:value-type="string">
            <text:p>Blank image, for USB key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05-0002-01 rev 01</text:p>
          </table:table-cell>
          <table:table-cell table:style-name="ce1" office:value-type="string">
            <text:p>USB key, SDC 7, FDUM support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0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Kingston</text:p>
          </table:table-cell>
          <table:table-cell table:style-name="ce10" office:value-type="string">
            <text:p>DTR30/16G</text:p>
          </table:table-cell>
          <table:table-cell table:style-name="ce9" office:value-type="string">
            <text:p>Data Traveler 3.0 16 GB USB flash devic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3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3"/>
          <table:table-cell table:style-name="ce26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2"/>
          <table:table-cell table:style-name="ce23"/>
          <table:table-cell table:style-name="ce9"/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9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9" table:number-columns-repeated="2"/>
          <table:table-cell table:style-name="ce10" table:number-columns-repeated="3"/>
          <table:table-cell table:number-columns-repeated="1019"/>
        </table:table-row>
        <table:table-row table:style-name="ro5" table:number-rows-repeated="2">
          <table:table-cell table:style-name="ce10" table:number-columns-repeated="5"/>
          <table:table-cell table:number-columns-repeated="1019"/>
        </table:table-row>
        <table:table-row table:style-name="ro5" table:number-rows-repeated="2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 table:number-rows-repeated="2">
          <table:table-cell table:style-name="ce11"/>
          <table:table-cell table:style-name="ce15"/>
          <table:table-cell table:style-name="ce10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71-xxxx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71-0001-01 rev 50</text:p>
          </table:table-cell>
          <table:table-cell table:style-name="ce1" office:value-type="string">
            <text:p>JCP 1100 firmware package, SDC 6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LSI</text:p>
          </table:table-cell>
          <table:table-cell table:style-name="ce10" office:value-type="string">
            <text:p>TBD</text:p>
          </table:table-cell>
          <table:table-cell table:style-name="ce9" office:value-type="string">
            <text:p>LSISAS2308 IT-mode firmware revision 14.0.0.0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SMT X9 IPMI firmware revision 2.13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X9DRD BIOS revision X9DRD72.C19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Intel i350 SEEPROM revision 35017Q1C (1/09/2013)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71-0002-01 rev 50</text:p>
          </table:table-cell>
          <table:table-cell table:style-name="ce1" office:value-type="string">
            <text:p>JCP 1200 firmware package, SDC 6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0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LSI</text:p>
          </table:table-cell>
          <table:table-cell table:style-name="ce10" office:value-type="string">
            <text:p>TBD</text:p>
          </table:table-cell>
          <table:table-cell table:style-name="ce9" office:value-type="string">
            <text:p>LSISAS2308 IT-mode firmware revision 14.0.0.0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SMT X9 IPMI firmware revision 2.13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X9DRD BIOS revision X9DRD72.C19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Intel i350 SEEPROM revision 35017Q1C (1/09/2013)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2"/>
          <table:table-cell table:style-name="Default"/>
          <table:table-cell table:style-name="ce7"/>
          <table:table-cell table:style-name="Default"/>
          <table:table-cell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1" office:value-type="string">
            <text:p>771-0003-01 rev 01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Default"/>
          <table:table-cell table:number-columns-repeated="1019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LSI</text:p>
          </table:table-cell>
          <table:table-cell table:style-name="ce10" office:value-type="string">
            <text:p>TBD</text:p>
          </table:table-cell>
          <table:table-cell table:style-name="ce9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SMT X9 IPMI firmware revision 2.13</text:p>
          </table:table-cell>
          <table:table-cell table:style-name="ce10"/>
          <table:table-cell table:number-columns-repeated="101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X9DRD BIOS revision X9DRD72.C19</text:p>
          </table:table-cell>
          <table:table-cell table:style-name="ce10"/>
          <table:table-cell table:number-columns-repeated="1019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Intel i350 SEEPROM revision 35017Q1C (1/09/2013)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1" office:value-type="string">
            <text:p>771-0004-01 rev 01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0" table:number-columns-repeated="2"/>
          <table:table-cell table:number-columns-repeated="1018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LSI</text:p>
          </table:table-cell>
          <table:table-cell table:style-name="ce10" office:value-type="string">
            <text:p>TBD</text:p>
          </table:table-cell>
          <table:table-cell table:style-name="ce9" office:value-type="string">
            <text:p>LSISAS2308 IT-mode firmware revision 14.0.0.0</text:p>
          </table:table-cell>
          <table:table-cell table:style-name="ce10" table:number-columns-repeated="2"/>
          <table:table-cell table:number-columns-repeated="1018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X9DRD BIOS revision X9DRD72.C19</text:p>
          </table:table-cell>
          <table:table-cell table:style-name="ce12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1" office:value-type="string">
            <text:p>771-0005-01 rev 01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LSI</text:p>
          </table:table-cell>
          <table:table-cell table:style-name="ce10" office:value-type="string">
            <text:p>TBD</text:p>
          </table:table-cell>
          <table:table-cell table:style-name="ce9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1" office:value-type="string">
            <text:p>771-0006-01 rev 01</text:p>
          </table:table-cell>
          <table:table-cell table:style-name="ce1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LSI</text:p>
          </table:table-cell>
          <table:table-cell table:style-name="ce10" office:value-type="string">
            <text:p>TBD</text:p>
          </table:table-cell>
          <table:table-cell table:style-name="ce9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TBD</text:p>
          </table:table-cell>
          <table:table-cell table:style-name="ce25" office:value-type="string">
            <text:p>Intel i350 SEEPROM revision 35017Q1C (1/09/2013)</text:p>
          </table:table-cell>
          <table:table-cell table:number-columns-repeated="1020"/>
        </table:table-row>
        <table:table-row table:style-name="ro5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600-0001-03 rev 50</text:p>
          </table:table-cell>
          <table:table-cell table:style-name="ce33" office:value-type="string">
            <text:p>Joyent Compute Platform 1101, 2U, 32t, 256GB, GP, SDC 6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013</text:p>
          </table:table-cell>
          <table:table-cell table:style-name="ce9" office:value-type="string">
            <text:p>600GB 2.5” 10k SAS-2 disk, no FD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1-01</text:p>
          </table:table-cell>
          <table:table-cell table:style-name="ce10" office:value-type="string">
            <text:p>JCP 1100 firmware package, SDC 6</text:p>
          </table:table-cell>
          <table:table-cell table:style-name="ce10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1-02</text:p>
          </table:table-cell>
          <table:table-cell table:style-name="ce10" office:value-type="string">
            <text:p>JCP 1100 firmware configuration, SDC 6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1000-01</text:p>
          </table:table-cell>
          <table:table-cell table:style-name="ce10" office:value-type="string">
            <text:p>JCP 1101 SMBIOS configuration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Default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2-01 rev 01</text:p>
          </table:table-cell>
          <table:table-cell table:style-name="ce24" office:value-type="string">
            <text:p>Joyent Compute Platform 1101, 2U, 32t, 256GB, GP, SDC 7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013</text:p>
          </table:table-cell>
          <table:table-cell table:style-name="ce9" office:value-type="string">
            <text:p>600GB 2.5” 10k SAS-2 disk, no FDE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3-01</text:p>
          </table:table-cell>
          <table:table-cell table:style-name="ce10" office:value-type="string">
            <text:p>JCP 1100 firmware package, SDC 7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3-01</text:p>
          </table:table-cell>
          <table:table-cell table:style-name="ce10" office:value-type="string">
            <text:p>JCP 1100 firmware configuration, SDC 7</text:p>
          </table:table-cell>
          <table:table-cell table:style-name="ce10"/>
          <table:table-cell table:number-columns-repeated="101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772-1000-01</text:p>
          </table:table-cell>
          <table:table-cell table:style-name="ce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600-0009-01 rev 50</text:p>
          </table:table-cell>
          <table:table-cell table:style-name="ce33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80L-SL01-ER16</text:p>
          </table:table-cell>
          <table:table-cell table:style-name="ce9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3">
            <text:p>3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013</text:p>
          </table:table-cell>
          <table:table-cell table:style-name="ce9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1-01</text:p>
          </table:table-cell>
          <table:table-cell table:style-name="ce10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1-02</text:p>
          </table:table-cell>
          <table:table-cell table:style-name="ce10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1000-01</text:p>
          </table:table-cell>
          <table:table-cell table:style-name="ce10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600-0010-01 rev 50</text:p>
          </table:table-cell>
          <table:table-cell table:style-name="ce33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80L-SL01-ER16</text:p>
          </table:table-cell>
          <table:table-cell table:style-name="ce9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013</text:p>
          </table:table-cell>
          <table:table-cell table:style-name="ce9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1-01</text:p>
          </table:table-cell>
          <table:table-cell table:style-name="ce10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1-02</text:p>
          </table:table-cell>
          <table:table-cell table:style-name="ce10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1000-01</text:p>
          </table:table-cell>
          <table:table-cell table:style-name="ce10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11-01 rev 01</text:p>
          </table:table-cell>
          <table:table-cell table:style-name="ce24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80L-SL01-ER16</text:p>
          </table:table-cell>
          <table:table-cell table:style-name="ce9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3">
            <text:p>3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013</text:p>
          </table:table-cell>
          <table:table-cell table:style-name="ce9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3-01</text:p>
          </table:table-cell>
          <table:table-cell table:style-name="ce10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3-01</text:p>
          </table:table-cell>
          <table:table-cell table:style-name="ce10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772-1000-01</text:p>
          </table:table-cell>
          <table:table-cell table:style-name="ce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12-01 rev 01</text:p>
          </table:table-cell>
          <table:table-cell table:style-name="ce24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80L-SL01-ER16</text:p>
          </table:table-cell>
          <table:table-cell table:style-name="ce9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013</text:p>
          </table:table-cell>
          <table:table-cell table:style-name="ce9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3-01</text:p>
          </table:table-cell>
          <table:table-cell table:style-name="ce10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3-01</text:p>
          </table:table-cell>
          <table:table-cell table:style-name="ce10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772-1000-01</text:p>
          </table:table-cell>
          <table:table-cell table:style-name="ce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27" office:value-type="string">
            <text:p>600-0001-01 rev 50</text:p>
          </table:table-cell>
          <table:table-cell table:style-name="ce34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27" table:number-columns-repeated="4"/>
          <table:table-cell table:style-name="ce11" table:number-columns-repeated="2"/>
          <table:table-cell table:number-columns-repeated="1018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28" office:value-type="string">
            <text:p>540-0001-01</text:p>
          </table:table-cell>
          <table:table-cell table:style-name="ce31" office:value-type="string">
            <text:p>Joyent Compute Platform 1100, 2U, base</text:p>
          </table:table-cell>
          <table:table-cell table:style-name="ce12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30" office:value-type="string">
            <text:p>CM8062101082713</text:p>
          </table:table-cell>
          <table:table-cell table:style-name="ce28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28" office:value-type="float" office:value="13">
            <text:p>13</text:p>
          </table:table-cell>
          <table:table-cell table:style-name="ce28" office:value-type="string">
            <text:p>HGST</text:p>
          </table:table-cell>
          <table:table-cell table:style-name="ce28" office:value-type="string">
            <text:p>0B26013</text:p>
          </table:table-cell>
          <table:table-cell table:style-name="ce28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string">
            <text:p>STEC</text:p>
          </table:table-cell>
          <table:table-cell table:style-name="ce28" office:value-type="string">
            <text:p>M16ISD2-50UCU</text:p>
          </table:table-cell>
          <table:table-cell table:style-name="ce28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1-01</text:p>
          </table:table-cell>
          <table:table-cell table:style-name="ce2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1-01</text:p>
          </table:table-cell>
          <table:table-cell table:style-name="ce2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1000-01</text:p>
          </table:table-cell>
          <table:table-cell table:style-name="ce2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27" office:value-type="string">
            <text:p>600-0001-02 rev 50</text:p>
          </table:table-cell>
          <table:table-cell table:style-name="ce34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27" table:number-columns-repeated="4"/>
          <table:table-cell table:number-columns-repeated="1020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28" office:value-type="string">
            <text:p>540-0001-01</text:p>
          </table:table-cell>
          <table:table-cell table:style-name="ce31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30" office:value-type="string">
            <text:p>CM8062101082713</text:p>
          </table:table-cell>
          <table:table-cell table:style-name="ce28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28" office:value-type="string">
            <text:p>HGST</text:p>
          </table:table-cell>
          <table:table-cell table:style-name="ce28" office:value-type="string">
            <text:p>0B26013</text:p>
          </table:table-cell>
          <table:table-cell table:style-name="ce28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string">
            <text:p>STEC</text:p>
          </table:table-cell>
          <table:table-cell table:style-name="ce28" office:value-type="string">
            <text:p>M16ISD2-50UCU</text:p>
          </table:table-cell>
          <table:table-cell table:style-name="ce28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1-01</text:p>
          </table:table-cell>
          <table:table-cell table:style-name="ce2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1-01</text:p>
          </table:table-cell>
          <table:table-cell table:style-name="ce2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1000-01</text:p>
          </table:table-cell>
          <table:table-cell table:style-name="ce2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28" table:number-columns-repeated="4"/>
          <table:table-cell table:number-columns-repeated="1020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201 (Richmond-B)" table:style-name="ta1">
        <table:table-column table:style-name="co15" table:default-cell-style-name="ce14"/>
        <table:table-column table:style-name="co7" table:default-cell-style-name="ce14"/>
        <table:table-column table:style-name="co8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number-columns-repeated="2" table:default-cell-style-name="ce37"/>
        <table:table-column table:style-name="co17" table:default-cell-style-name="ce14"/>
        <table:table-column table:style-name="co13" table:number-columns-repeated="2" table:default-cell-style-name="ce37"/>
        <table:table-column table:style-name="co18" table:number-columns-repeated="3" table:default-cell-style-name="ce14"/>
        <table:table-column table:style-name="co14" table:number-columns-repeated="238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600-0003-02 rev 50</text:p>
          </table:table-cell>
          <table:table-cell table:style-name="ce1" office:value-type="string">
            <text:p>Joyent Compute Platform 1201, 2U, 32t, 256GB, bulk storage, SDC 6</text:p>
          </table:table-cell>
          <table:table-cell table:style-name="ce13"/>
          <table:table-cell table:style-name="ce36" table:number-columns-repeated="2"/>
          <table:table-cell table:style-name="ce13"/>
          <table:table-cell table:style-name="ce36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, no FDE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style-name="ce11" table:number-columns-repeated="2"/>
          <table:table-cell table:style-name="ce21"/>
          <table:table-cell table:style-name="ce22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2-01</text:p>
          </table:table-cell>
          <table:table-cell table:style-name="ce10" office:value-type="string">
            <text:p>JCP 1200 firmware package, SDC 6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2-02</text:p>
          </table:table-cell>
          <table:table-cell table:style-name="ce10" office:value-type="string">
            <text:p>JCP 1200 firmware configuration, SDC 6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1001-01</text:p>
          </table:table-cell>
          <table:table-cell table:style-name="ce10" office:value-type="string">
            <text:p>JCP 1201 SMBIOS configuration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0" table:number-columns-repeated="11"/>
          <table:table-cell table:number-columns-repeated="1009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4-01 rev 01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8" table:number-columns-repeated="4"/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0" table:number-columns-repeated="11"/>
          <table:table-cell table:number-columns-repeated="100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0" table:number-columns-repeated="11"/>
          <table:table-cell table:number-columns-repeated="1009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, no FDE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style-name="ce10" table:number-columns-repeated="11"/>
          <table:table-cell table:number-columns-repeated="100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4-01</text:p>
          </table:table-cell>
          <table:table-cell table:style-name="ce10" office:value-type="string">
            <text:p>JCP 1200 firmware package, SDC 7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4-01</text:p>
          </table:table-cell>
          <table:table-cell table:style-name="ce10" office:value-type="string">
            <text:p>JCP 1200 firmware configuration, SDC 7</text:p>
          </table:table-cell>
          <table:table-cell table:style-name="ce10" table:number-columns-repeated="11"/>
          <table:table-cell table:number-columns-repeated="100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600-0013-01 rev 50</text:p>
          </table:table-cell>
          <table:table-cell table:style-name="ce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80L-SL01-ER16</text:p>
          </table:table-cell>
          <table:table-cell table:style-name="ce9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2-01</text:p>
          </table:table-cell>
          <table:table-cell table:style-name="ce10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2-02</text:p>
          </table:table-cell>
          <table:table-cell table:style-name="ce10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1001-01</text:p>
          </table:table-cell>
          <table:table-cell table:style-name="ce10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14-01 rev 01</text:p>
          </table:table-cell>
          <table:table-cell table:style-name="ce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80L-SL01-ER16</text:p>
          </table:table-cell>
          <table:table-cell table:style-name="ce9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M16ISD2-50UCU</text:p>
          </table:table-cell>
          <table:table-cell table:style-name="ce9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4-01</text:p>
          </table:table-cell>
          <table:table-cell table:style-name="ce10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4-01</text:p>
          </table:table-cell>
          <table:table-cell table:style-name="ce10" office:value-type="string">
            <text:p>JCP 1200 firmware configuration, SDC 7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27" office:value-type="string">
            <text:p>600-0003-01 rev 50</text:p>
          </table:table-cell>
          <table:table-cell table:style-name="ce35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27" table:number-columns-repeated="4"/>
          <table:table-cell table:number-columns-repeated="1020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2" office:value-type="string">
            <text:p>540-0002-01</text:p>
          </table:table-cell>
          <table:table-cell table:style-name="ce3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30" office:value-type="string">
            <text:p>CM8062101082713</text:p>
          </table:table-cell>
          <table:table-cell table:style-name="ce28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28" office:value-type="float" office:value="12">
            <text:p>12</text:p>
          </table:table-cell>
          <table:table-cell table:style-name="ce28" office:value-type="string">
            <text:p>HGST</text:p>
          </table:table-cell>
          <table:table-cell table:style-name="ce28" office:value-type="string">
            <text:p>0B26312</text:p>
          </table:table-cell>
          <table:table-cell table:style-name="ce28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string">
            <text:p>STEC</text:p>
          </table:table-cell>
          <table:table-cell table:style-name="ce28" office:value-type="string">
            <text:p>M16ISD2-50UCU</text:p>
          </table:table-cell>
          <table:table-cell table:style-name="ce28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2-01</text:p>
          </table:table-cell>
          <table:table-cell table:style-name="ce29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2-01</text:p>
          </table:table-cell>
          <table:table-cell table:style-name="ce29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1001-01</text:p>
          </table:table-cell>
          <table:table-cell table:style-name="ce29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28" table:number-columns-repeated="4"/>
          <table:table-cell table:number-columns-repeated="1020"/>
        </table:table-row>
        <table:table-row table:style-name="ro5" table:number-rows-repeated="1048489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1" office:value-type="string">
            <text:p>600-0005-02 rev 50</text:p>
          </table:table-cell>
          <table:table-cell table:style-name="ce1" office:value-type="string">
            <text:p>Joyent Compute Platform 1102, 2U, 32t, 256GB, SSD, SDC 6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38" office:value-type="string">
            <text:p>CM8062101122501</text:p>
          </table:table-cell>
          <table:table-cell table:style-name="ce9" office:value-type="string">
            <text:p>E5-2690 CPU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string">
            <text:p>Intel</text:p>
          </table:table-cell>
          <table:table-cell table:style-name="ce39" office:value-type="string">
            <text:p>SSDSC2BA800G301</text:p>
          </table:table-cell>
          <table:table-cell table:style-name="ce9" office:value-type="string">
            <text:p>DC S3700 800 GB SS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1-01</text:p>
          </table:table-cell>
          <table:table-cell table:style-name="ce10" office:value-type="string">
            <text:p>JCP 1100 firmware package, SDC 6</text:p>
          </table:table-cell>
          <table:table-cell table:style-name="ce10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1-02</text:p>
          </table:table-cell>
          <table:table-cell table:style-name="ce10" office:value-type="string">
            <text:p>JCP 1100 firmware configuration, SDC 6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1002-01</text:p>
          </table:table-cell>
          <table:table-cell table:style-name="ce10" office:value-type="string">
            <text:p>JCP 1102 SMBIOS configuration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1" office:value-type="string">
            <text:p>600-0006-01 rev 01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540-0001-01</text:p>
          </table:table-cell>
          <table:table-cell table:style-name="ce26" office:value-type="string">
            <text:p>Joyent Compute Platform 1100, 2U, base</text:p>
          </table:table-cell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38" office:value-type="string">
            <text:p>CM8062101122501</text:p>
          </table:table-cell>
          <table:table-cell table:style-name="ce9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string">
            <text:p>Intel</text:p>
          </table:table-cell>
          <table:table-cell table:style-name="ce39" office:value-type="string">
            <text:p>SSDSC2BA800G301</text:p>
          </table:table-cell>
          <table:table-cell table:style-name="ce9" office:value-type="string">
            <text:p>DC S3700 800 GB SSD</text:p>
          </table:table-cell>
          <table:table-cell table:style-name="ce18"/>
          <table:table-cell table:number-columns-repeated="101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3-01</text:p>
          </table:table-cell>
          <table:table-cell table:style-name="ce10" office:value-type="string">
            <text:p>JCP 1100 firmware package, SDC 7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3-01</text:p>
          </table:table-cell>
          <table:table-cell table:style-name="ce10" office:value-type="string">
            <text:p>JCP 1100 firmware configuration, SDC 7</text:p>
          </table:table-cell>
          <table:table-cell table:style-name="ce10"/>
          <table:table-cell table:number-columns-repeated="1019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9" office:value-type="string">
            <text:p>772-1002-01</text:p>
          </table:table-cell>
          <table:table-cell table:style-name="ce9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35" office:value-type="string">
            <text:p>600-0005-01 rev 50</text:p>
          </table:table-cell>
          <table:table-cell table:style-name="ce35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27" table:number-columns-repeated="4"/>
          <table:table-cell table:style-name="Default"/>
          <table:table-cell table:style-name="ce11"/>
          <table:table-cell table:number-columns-repeated="1018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28" office:value-type="string">
            <text:p>540-0001-01</text:p>
          </table:table-cell>
          <table:table-cell table:style-name="ce31" office:value-type="string">
            <text:p>Joyent Compute Platform 1100, 2U, base</text:p>
          </table:table-cell>
          <table:table-cell table:style-name="ce12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40" office:value-type="string">
            <text:p>CM8062101122501</text:p>
          </table:table-cell>
          <table:table-cell table:style-name="ce28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28" office:value-type="string">
            <text:p>Intel</text:p>
          </table:table-cell>
          <table:table-cell table:style-name="ce41" office:value-type="string">
            <text:p>SSDSC2BA800G301</text:p>
          </table:table-cell>
          <table:table-cell table:style-name="ce28" office:value-type="string">
            <text:p>DC S3700 800 GB SSD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1-01</text:p>
          </table:table-cell>
          <table:table-cell table:style-name="ce2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1-01</text:p>
          </table:table-cell>
          <table:table-cell table:style-name="ce2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1002-01</text:p>
          </table:table-cell>
          <table:table-cell table:style-name="ce29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14"/>
        <table:table-column table:style-name="co7" table:default-cell-style-name="ce14"/>
        <table:table-column table:style-name="co8" table:default-cell-style-name="ce14"/>
        <table:table-column table:style-name="co20" table:default-cell-style-name="ce14"/>
        <table:table-column table:style-name="co17" table:default-cell-style-name="ce14"/>
        <table:table-column table:style-name="co12" table:number-columns-repeated="2" table:default-cell-style-name="ce37"/>
        <table:table-column table:style-name="co17" table:default-cell-style-name="ce14"/>
        <table:table-column table:style-name="co13" table:number-columns-repeated="2" table:default-cell-style-name="ce37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7-01 rev 01</text:p>
          </table:table-cell>
          <table:table-cell table:style-name="ce24" office:value-type="string">
            <text:p>Joyent Storage Platform 5001, 4U, 32t, 256GB, 81TB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8" table:number-columns-repeated="4"/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5" office:value-type="string">
            <text:p>540-0003-01</text:p>
          </table:table-cell>
          <table:table-cell table:style-name="ce25" office:value-type="string">
            <text:p>Joyent Storage Platform 5000, 4U, base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35">
            <text:p>3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Z4RZF3D-8UC</text:p>
          </table:table-cell>
          <table:table-cell table:style-name="ce9" office:value-type="string">
            <text:p>ZeusRAM 8GB SAS-2 SS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5-01</text:p>
          </table:table-cell>
          <table:table-cell table:style-name="ce10" office:value-type="string">
            <text:p>JSP 5000 firmware package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5-01</text:p>
          </table:table-cell>
          <table:table-cell table:style-name="ce10" office:value-type="string">
            <text:p>JSP 5000 firmware configuration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table:number-columns-repeated="2"/>
          <table:table-cell table:style-name="ce10" table:number-columns-repeated="3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8-02 rev 50</text:p>
          </table:table-cell>
          <table:table-cell table:style-name="ce24" office:value-type="string">
            <text:p>Joyent Storage Platform 5001, 4U, 32t, 256GB, 81TB, SDC 6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5" office:value-type="string">
            <text:p>540-0003-01</text:p>
          </table:table-cell>
          <table:table-cell table:style-name="ce25" office:value-type="string">
            <text:p>Joyent Storage Platform 5000, 4U, base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1" table:number-columns-repeated="2"/>
          <table:table-cell table:style-name="ce21"/>
          <table:table-cell table:style-name="ce22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35">
            <text:p>3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1008"/>
          <table:table-cell table:number-columns-repeated="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Z4RZF3D-8UC</text:p>
          </table:table-cell>
          <table:table-cell table:style-name="ce9" office:value-type="string">
            <text:p>ZeusRAM 8GB SAS-2 SSD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6-01</text:p>
          </table:table-cell>
          <table:table-cell table:style-name="ce10" office:value-type="string">
            <text:p>JSP 5000 firmware package, SDC 6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6-02</text:p>
          </table:table-cell>
          <table:table-cell table:style-name="ce10" office:value-type="string">
            <text:p>JSP 5000 firmware configuration, SDC 6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table:number-columns-repeated="21"/>
          <table:table-cell table:number-columns-repeated="1003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42" office:value-type="string">
            <text:p>600-0008-01 rev 50</text:p>
          </table:table-cell>
          <table:table-cell table:style-name="ce42" office:value-type="string">
            <text:p>Joyent Storage Platform 5001, 4U, 32t, 256GB, 81TB, SDC 6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7" table:number-columns-repeated="4"/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43" office:value-type="string">
            <text:p>540-0003-01</text:p>
          </table:table-cell>
          <table:table-cell table:style-name="ce43" office:value-type="string">
            <text:p>Joyent Storage Platform 5000, 4U, base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30" office:value-type="string">
            <text:p>CM8062101082713</text:p>
          </table:table-cell>
          <table:table-cell table:style-name="ce28" office:value-type="string">
            <text:p>E5-2670 CPU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35">
            <text:p>35</text:p>
          </table:table-cell>
          <table:table-cell table:style-name="ce28" office:value-type="string">
            <text:p>HGST</text:p>
          </table:table-cell>
          <table:table-cell table:style-name="ce28" office:value-type="string">
            <text:p>0B26312</text:p>
          </table:table-cell>
          <table:table-cell table:style-name="ce28" office:value-type="string">
            <text:p>3TB 3.5” SAS-2 7200rpm disk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string">
            <text:p>STEC</text:p>
          </table:table-cell>
          <table:table-cell table:style-name="ce28" office:value-type="string">
            <text:p>Z4RZF3D-8UC</text:p>
          </table:table-cell>
          <table:table-cell table:style-name="ce28" office:value-type="string">
            <text:p>ZeusRAM 8GB SAS-2 SSD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6-01</text:p>
          </table:table-cell>
          <table:table-cell table:style-name="ce29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6-01</text:p>
          </table:table-cell>
          <table:table-cell table:style-name="ce29" office:value-type="string">
            <text:p>JSP 5000 firmware configuration, SDC 6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2" office:value-type="string">
            <text:p>772-1003-01</text:p>
          </table:table-cell>
          <table:table-cell table:style-name="ce32" office:value-type="string">
            <text:p>JCP 5001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 style:data-style-name="N2" text:time-value="0000-00-00T18:15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3-29T21:42:51</dc:date>
    <meta:editing-duration>PT2H20M46S</meta:editing-duration>
    <meta:editing-cycles>26</meta:editing-cycles>
    <meta:generator>LibreOffice/4.0.0.3$MacOSX_x86 LibreOffice_project/53fd80e80f44edd735c18dbc5b6cde811e0a15c</meta:generator>
    <meta:document-statistic meta:table-count="10" meta:cell-count="1330" meta:object-count="0"/>
  </office:meta>
</office:document-meta>
</file>